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00000009E2AB7323C.png" manifest:media-type="image/png"/>
  <manifest:file-entry manifest:full-path="Pictures/1000197900001081000010543DC1AE68.svg" manifest:media-type="image/svg+xml"/>
  <manifest:file-entry manifest:full-path="Pictures/10000201000000E4000000821B6B5D97.png" manifest:media-type="image/png"/>
  <manifest:file-entry manifest:full-path="Pictures/10001D5B0000178E00000D6E2D32AA8A.svg" manifest:media-type="image/svg+xml"/>
  <manifest:file-entry manifest:full-path="Pictures/10000201000001C70000013B78A8E1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2.038cm" svg:height="8.333cm" svg:x="27.078cm" svg:y="26.428cm">
          <draw:image xlink:href="Pictures/10000201000001C70000013B78A8E1E5.png" xlink:type="simple" xlink:show="embed" xlink:actuate="onLoad">
            <text:p/>
          </draw:image>
        </draw:frame>
        <draw:connector draw:style-name="gr2" draw:text-style-name="P1" draw:layer="layout" svg:x1="39.116cm" svg:y1="30.594cm" svg:x2="49.009cm" svg:y2="30.594cm" draw:start-shape="id1" draw:start-glue-point="1" draw:end-shape="id2" draw:end-glue-point="3" svg:d="M39116 30594h9893" svg:viewBox="0 0 9894 1">
          <text:p/>
        </draw:connector>
        <draw:frame draw:style-name="gr3" draw:text-style-name="P2" draw:layer="layout" svg:width="2.238cm" svg:height="1.204cm" svg:x="40.751cm" svg:y="29.448cm">
          <draw:text-box>
            <text:p text:style-name="P2"><text:span text:style-name="T1">USB</text:span></text:p>
          </draw:text-box>
        </draw:frame>
        <draw:connector draw:style-name="gr4" draw:text-style-name="P1" draw:layer="layout" svg:x1="39.116cm" svg:y1="30.594cm" svg:x2="49.009cm" svg:y2="24.857cm" draw:start-shape="id1" draw:start-glue-point="1" draw:end-shape="id3" draw:end-glue-point="3" svg:d="M39116 30594h4947v-5737h4946" svg:viewBox="0 0 9894 5738">
          <text:p/>
        </draw:connector>
        <draw:connector draw:style-name="gr4" draw:text-style-name="P1" draw:layer="layout" svg:x1="56.562cm" svg:y1="24.857cm" svg:x2="59.547cm" svg:y2="24.857cm" draw:start-shape="id3" draw:start-glue-point="1" draw:end-shape="id4" svg:d="M56562 24857h2985" svg:viewBox="0 0 2986 1">
          <text:p/>
        </draw:connector>
        <draw:frame draw:style-name="gr5" draw:text-style-name="P3" xml:id="id3" draw:id="id3" draw:layer="layout" svg:width="7.553cm" svg:height="3.437cm" svg:x="49.009cm" svg:y="23.139cm">
          <draw:image xlink:href="Pictures/10001D5B0000178E00000D6E2D32AA8A.svg" xlink:type="simple" xlink:show="embed" xlink:actuate="onLoad">
            <text:p text:style-name="P3"><text:span text:style-name="T2">LMZ10501</text:span></text:p>
          </draw:image>
          <draw:image xlink:href="Pictures/10000201000000E4000000821B6B5D97.png" xlink:type="simple" xlink:show="embed" xlink:actuate="onLoad"/>
        </draw:frame>
        <draw:frame draw:style-name="gr6" draw:text-style-name="P2" draw:layer="layout" svg:width="10.476cm" svg:height="1.204cm" svg:x="47.547cm" svg:y="21.701cm">
          <draw:text-box>
            <text:p text:style-name="P4"><text:span text:style-name="T1">5V to 3.3V Buck Regulator</text:span></text:p>
          </draw:text-box>
        </draw:frame>
        <draw:frame draw:style-name="gr5" draw:text-style-name="P5" draw:layer="layout" svg:width="4.572cm" svg:height="4.523cm" svg:x="42.402cm" svg:y="22.596cm">
          <draw:image xlink:href="Pictures/1000197900001081000010543DC1AE68.svg" xlink:type="simple" xlink:show="embed" xlink:actuate="onLoad">
            <text:p text:style-name="P5"><text:span text:style-name="T3">5V</text:span></text:p>
            <text:p text:style-name="P5"><text:span text:style-name="T3">VUSB</text:span></text:p>
          </draw:image>
          <draw:image xlink:href="Pictures/10000201000000A00000009E2AB7323C.png" xlink:type="simple" xlink:show="embed" xlink:actuate="onLoad"/>
        </draw:frame>
        <draw:frame draw:style-name="gr5" draw:text-style-name="P4" xml:id="id4" draw:id="id4" draw:layer="layout" svg:width="4.224cm" svg:height="4.179cm" svg:x="59.547cm" svg:y="22.768cm">
          <draw:image xlink:href="Pictures/1000197900001081000010543DC1AE68.svg" xlink:type="simple" xlink:show="embed" xlink:actuate="onLoad">
            <text:p text:style-name="P1"><text:span text:style-name="T1">3V3</text:span></text:p>
            <text:p text:style-name="P1"><text:span text:style-name="T1">VCC</text:span></text:p>
          </draw:image>
          <draw:image xlink:href="Pictures/10000201000000A00000009E2AB7323C.png" xlink:type="simple" xlink:show="embed" xlink:actuate="onLoad"/>
        </draw:frame>
        <draw:frame draw:style-name="gr5" draw:text-style-name="P3" xml:id="id2" draw:id="id2" draw:layer="layout" svg:width="7.553cm" svg:height="3.437cm" svg:x="49.009cm" svg:y="28.876cm">
          <draw:image xlink:href="Pictures/10001D5B0000178E00000D6E2D32AA8A.svg" xlink:type="simple" xlink:show="embed" xlink:actuate="onLoad">
            <text:p text:style-name="P1"><text:span text:style-name="T2">TUSB3410</text:span></text:p>
          </draw:image>
          <draw:image xlink:href="Pictures/10000201000000E4000000821B6B5D97.png" xlink:type="simple" xlink:show="embed" xlink:actuate="onLoad"/>
        </draw:frame>
        <draw:frame draw:style-name="gr7" draw:text-style-name="P4" draw:layer="layout" svg:width="7.36cm" svg:height="1.204cm" svg:x="50.282cm" svg:y="32.054cm">
          <draw:text-box>
            <text:p text:style-name="P1"><text:span text:style-name="T1">USB-Serial Bridge</text:span></text:p>
          </draw:text-box>
        </draw:frame>
        <draw:frame draw:style-name="gr5" draw:text-style-name="P3" xml:id="id5" draw:id="id5" draw:layer="layout" svg:width="9.906cm" svg:height="3.437cm" svg:x="59.674cm" svg:y="28.876cm">
          <draw:image xlink:href="Pictures/10001D5B0000178E00000D6E2D32AA8A.svg" xlink:type="simple" xlink:show="embed" xlink:actuate="onLoad">
            <text:p text:style-name="P1"><text:span text:style-name="T2">MSP430F2232</text:span></text:p>
          </draw:image>
          <draw:image xlink:href="Pictures/10000201000000E4000000821B6B5D97.png" xlink:type="simple" xlink:show="embed" xlink:actuate="onLoad"/>
        </draw:frame>
        <draw:frame draw:style-name="gr6" draw:text-style-name="P2" draw:layer="layout" svg:width="8.499cm" svg:height="1.204cm" svg:x="59.938cm" svg:y="31.927cm">
          <draw:text-box>
            <text:p text:style-name="P4"><text:span text:style-name="T1">16-Bit Microcontroller</text:span></text:p>
          </draw:text-box>
        </draw:frame>
        <draw:connector draw:style-name="gr4" draw:text-style-name="P1" draw:layer="layout" svg:x1="61.659cm" svg:y1="26.947cm" svg:x2="64.627cm" svg:y2="28.876cm" draw:start-shape="id4" draw:end-shape="id5" svg:d="M61659 26947v965h2968v964" svg:viewBox="0 0 2969 1930">
          <text:p/>
        </draw:connector>
        <draw:connector draw:style-name="gr2" draw:text-style-name="P1" draw:layer="layout" svg:x1="56.562cm" svg:y1="30.594cm" svg:x2="59.674cm" svg:y2="30.594cm" draw:start-shape="id2" draw:end-shape="id5" svg:d="M56562 30594h3112" svg:viewBox="0 0 3113 1">
          <text:p/>
        </draw:connector>
        <draw:frame draw:style-name="gr3" draw:text-style-name="P2" draw:layer="layout" svg:width="2.521cm" svg:height="1.204cm" svg:x="57.407cm" svg:y="29.067cm">
          <draw:text-box>
            <text:p text:style-name="P2"><text:span text:style-name="T1">USCI</text:span></text:p>
          </draw:text-box>
        </draw:frame>
        <draw:frame draw:style-name="gr5" draw:text-style-name="P3" draw:layer="layout" svg:width="7.553cm" svg:height="3.437cm" svg:x="35.163cm" svg:y="43.545cm">
          <draw:image xlink:href="Pictures/10001D5B0000178E00000D6E2D32AA8A.svg" xlink:type="simple" xlink:show="embed" xlink:actuate="onLoad">
            <text:p text:style-name="P1"><text:span text:style-name="T2">TUSB3410</text:span></text:p>
          </draw:image>
          <draw:image xlink:href="Pictures/10000201000000E4000000821B6B5D9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Lloyd</meta:initial-creator>
    <meta:creation-date>2014-09-14T21:50:28.320637963</meta:creation-date>
    <dc:date>2014-09-15T20:55:26.613659404</dc:date>
    <dc:creator>Patrick Lloyd</dc:creator>
    <meta:editing-duration>P0D</meta:editing-duration>
    <meta:editing-cycles>2</meta:editing-cycles>
    <meta:generator>LibreOffice/4.2.6.3$Linux_X86_64 LibreOffice_project/420m0$Build-3</meta:generator>
    <meta:document-statistic meta:object-count="17"/>
  </office:meta>
</office:document-meta>
</file>